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L1">
      <style:paragraph-properties fo:text-align="justify" style:justify-single-word="false"/>
    </style:style>
    <style:style style:name="P9" style:family="paragraph" style:parent-style-name="Standard" style:list-style-name="L4">
      <style:paragraph-properties fo:text-align="justify" style:justify-single-word="false"/>
    </style:style>
    <style:style style:name="P10" style:family="paragraph" style:parent-style-name="Heading_20_1" style:master-page-name="Standard">
      <style:paragraph-properties fo:text-align="center" style:justify-single-word="false" style:page-number="auto"/>
    </style:style>
    <style:style style:name="P11" style:family="paragraph" style:parent-style-name="Heading_20_5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/>
    </style:style>
    <style:style style:name="T7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CALIBRAGE DU DEMI-TON (2)</text:h>
      <text:p text:style-name="Standard">Le but est de renforcer la capacité à <text:span text:style-name="T1">reproduire</text:span> des hauteurs de notes jouées sur une corde de l'instrument, de la corde à vide (case 0) à la case 12. On détermine cette corde suivant sa tessiture ; il ne faut ni commencer trop grave, ni être trop dans les aigus à la case 12.</text:p>
      <text:p text:style-name="Standard"/>
      <text:p text:style-name="P3">Travaillant case par case, nous travaillons sur un intervalle d'un demi-ton. Ceci va nous permettre de travailler notre capacité à monter et descendre cet intervalle (« atomique » pour notre musique) à la voix.</text:p>
      <text:p text:style-name="P3"/>
      <text:p text:style-name="P3">Quand on monte, on « contracte » les cordes vocales, il faut faire attention à ne pas arriver sur la note par en dessous.</text:p>
      <text:p text:style-name="P3">Quand on descend, on « relâche » les cordes vocales, le « geste » est plus complexe, <text:s/>aussi il faut être plus vigilant.</text:p>
      <text:p text:style-name="P3"/>
      <text:p text:style-name="P3">Dans les deux cas, le fait de prendre un temps pour « penser » à la note que l'on va émettre peut grandement faciliter l'arrivée exacte sur cette note. L'émission doit être suffisamment « forte » pour que l'oreille droite puisse « jauger » s'il faut « tendre » ou « détendre » les cordes vocales.</text:p>
      <text:p text:style-name="P4"/>
      <text:h text:style-name="P11" text:outline-level="5">Routine de travail :</text:h>
      <text:list xml:id="list31224594" text:style-name="L1">
        <text:list-item>
          <text:p text:style-name="P5">prendre la note de référence (case 0, corde à vide pour commencer),</text:p>
        </text:list-item>
        <text:list-item>
          <text:p text:style-name="P5">se préparer à émettre un son un demi-ton au-dessus,</text:p>
        </text:list-item>
        <text:list-item>
          <text:p text:style-name="P5">émettre ce son, le plus net <text:span text:style-name="T5">possible,</text:span></text:p>
        </text:list-item>
        <text:list-item>
          <text:p text:style-name="P8"><text:span text:style-name="T3">jouer cette note sur la corde pour comparer avec la voix</text:span><text:span text:style-name="T3">.</text:span></text:p>
        </text:list-item>
      </text:list>
      <text:p text:style-name="P4"/>
      <text:p text:style-name="P3"><text:span text:style-name="T3">Si l'émission n'était pas </text:span><text:span text:style-name="T4">suffisamment</text:span><text:span text:style-name="T3"> nette ou si les hauteurs sont </text:span><text:span text:style-name="T4">trop</text:span><text:span text:style-name="T3"> différentes, refaire la boucle 1-4.</text:span></text:p>
      <text:p text:style-name="P3"><text:span text:style-name="T3"/></text:p>
      <text:list xml:id="list31255052" text:style-name="L4">
        <text:list-item>
          <text:p text:style-name="P9"><text:span text:style-name="T3">prendre la note jouée sur l'instrument comme référence et répéter la routine.</text:span></text:p>
        </text:list-item>
      </text:list>
      <text:p text:style-name="P4"/>
      <text:p text:style-name="P4">Arrivé en case 12, refaire la même routine en descendant jusqu'à la case 0.</text:p>
      <text:p text:style-name="P4"/>
      <text:h text:style-name="P11" text:outline-level="5">Les points clés sont :</text:h>
      <text:list xml:id="list31233388" text:style-name="L3">
        <text:list-item>
          <text:p text:style-name="P6">la netteté et un certain volume pour le son émis à la voix,</text:p>
        </text:list-item>
        <text:list-item>
          <text:p text:style-name="P6">la netteté de la note jouée sur l'instrument,</text:p>
        </text:list-item>
        <text:list-item>
          <text:p text:style-name="P6">sa conformité avec la note chantée précédemment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Tahoma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Arial" fo:font-size="12pt" fo:language="fr" fo:country="FR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encadré" style:family="paragraph" style:parent-style-name="Standard" style:class="text">
      <style:paragraph-properties fo:margin-left="2cm" fo:margin-right="2cm" fo:margin-top="0.499cm" fo:margin-bottom="0.499cm" fo:text-align="justify" style:justify-single-word="false" fo:text-indent="0cm" style:auto-text-indent="false" fo:background-color="#c0c0c0" fo:padding-left="0.049cm" fo:padding-right="0.499cm" fo:padding-top="0.15cm" fo:padding-bottom="0.101cm" fo:border="0.018cm solid #000000" style:shadow="#808080 0.18cm 0.18cm">
        <style:tab-stops/>
        <style:background-image/>
      </style:paragraph-properties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1pt" style:font-size-asian="11pt" style:font-size-complex="11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ELODIE</text:span> – justesse avec l'instrument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06-18T11:56:21</meta:creation-date>
    <dc:creator>* *</dc:creator>
    <dc:date>2009-02-11T11:21:31.25</dc:date>
    <meta:editing-cycles>75</meta:editing-cycles>
    <meta:editing-duration>PT02H51M37S</meta:editing-duration>
    <meta:printed-by>* *</meta:printed-by>
    <meta:print-date>2009-01-19T19:17:29.50</meta:print-date>
    <meta:document-statistic meta:table-count="0" meta:image-count="0" meta:object-count="0" meta:page-count="1" meta:paragraph-count="20" meta:word-count="329" meta:character-count="1766"/>
    <meta:user-defined meta:name="Info 1"/>
    <meta:user-defined meta:name="Info 2"/>
    <meta:user-defined meta:name="Info 3"/>
    <meta:user-defined meta:name="Info 4"/>
  </office:meta>
</office:document-meta>
</file>